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a28ae" officeooo:paragraph-rsid="000a28a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28ae" officeooo:paragraph-rsid="000a28ae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c1e1" officeooo:paragraph-rsid="000ac1e1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e9a4" officeooo:paragraph-rsid="000ae9a4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e9a4" officeooo:paragraph-rsid="000ae9a4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bcc17" officeooo:paragraph-rsid="000bcc1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c13ef" officeooo:paragraph-rsid="000c13e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a28ae" officeooo:paragraph-rsid="000a28ae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0cbff8" officeooo:paragraph-rsid="000cbff8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0ac1e1"/>
    </style:style>
    <style:style style:name="T2" style:family="text">
      <style:text-properties officeooo:rsid="000ae9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5B : ESTRUCTURA DE COMPUTADORES</text:p>
      <text:p text:style-name="P1"/>
      <text:p text:style-name="P9">Autor: Miguel Ángel Posadas Arráez 2ºB</text:p>
      <text:p text:style-name="P1"/>
      <text:p text:style-name="P2">1.BUZZER PASIVO</text:p>
      <text:p text:style-name="P2"/>
      <text:p text:style-name="P2">En la primera parte de la práctica los alumnos debimos montar en la tarjeta Elegoo un “Buzzer pasivo” que consiste en un circuito conformado por la tarjeta Elegoo, un zumbador pasivo y dos cables macho-hembra. </text:p>
      <text:p text:style-name="P2"/>
      <text:p text:style-name="P2">El proceso de montaje consistía en conectar una patilla del zumbador a tierra y la otra patilla a otra conexión de la placa, <text:span text:style-name="T1">de modo que el zumbador “zumbaba” al ritmo de la melodía que había programada en el código que se inserto en la placa.</text:span></text:p>
      <text:p text:style-name="P2"/>
      <text:p text:style-name="P2">//www.elegoo.com</text:p>
      <text:p text:style-name="P2">//2016.12.08</text:p>
      <text:p text:style-name="P2"/>
      <text:p text:style-name="P2">#include "pitches.h"</text:p>
      <text:p text:style-name="P2"><text:s/></text:p>
      <text:p text:style-name="P2">// notes in the melody:</text:p>
      <text:p text:style-name="P2">int melody[] = {</text:p>
      <text:p text:style-name="P2"><text:s text:c="2"/>NOTE_C5, NOTE_D5, NOTE_E5, NOTE_F5, NOTE_G5, NOTE_A5, NOTE_B5, NOTE_C6};</text:p>
      <text:p text:style-name="P2">int duration = 500; <text:s/>// 500 miliseconds</text:p>
      <text:p text:style-name="P2"><text:s/></text:p>
      <text:p text:style-name="P2">void setup() {</text:p>
      <text:p text:style-name="P2"><text:s/></text:p>
      <text:p text:style-name="P2">}</text:p>
      <text:p text:style-name="P2"><text:s/></text:p>
      <text:p text:style-name="P2">void loop() { <text:s/></text:p>
      <text:p text:style-name="P2"><text:s text:c="2"/>for (int thisNote = 0; thisNote &lt; 8; thisNote++) {</text:p>
      <text:p text:style-name="P2"><text:s text:c="4"/>// pin8 output the voice, every scale is 0.5 sencond</text:p>
      <text:p text:style-name="P2"><text:s text:c="4"/>tone(8, melody[thisNote], duration);</text:p>
      <text:p text:style-name="P2"><text:s text:c="5"/></text:p>
      <text:p text:style-name="P2"><text:s text:c="4"/>// Output the voice after several minutes</text:p>
      <text:p text:style-name="P2"><text:s text:c="4"/>delay(1000);</text:p>
      <text:p text:style-name="P2"><text:s text:c="2"/>}</text:p>
      <text:p text:style-name="P2"><text:s text:c="3"/></text:p>
      <text:p text:style-name="P2"><text:s text:c="2"/>// restart after two seconds </text:p>
      <text:p text:style-name="P2"><text:s text:c="2"/>delay(2000);</text:p>
      <text:p text:style-name="P2">}</text:p>
      <text:p text:style-name="P2"/>
      <text:p text:style-name="P3">2. THEREMIN</text:p>
      <text:p text:style-name="P3"/>
      <text:p text:style-name="P3"><text:soft-page-break/>En la segunda parte de la práctica montamos un theremin, un “instrumento” que se toca acercando y alejando las manos a una <text:span text:style-name="T2">resistencia fotoeléctrica.</text:span></text:p>
      <text:p text:style-name="P3"/>
      <text:p text:style-name="P4">Para el montaje de este circuito utilizamos la placa elegoo una resistencia de 1K , una resistencia fotoeléctrica , 5 cables macho hembra y una placa de prototipado. El montaje consistía en montar en la placa de prototipado la resistencia en serie con la resistencia fotoeléctrica, todo esto sobre el circuito del zumbador pasivo.</text:p>
      <text:p text:style-name="P4"/>
      <text:p text:style-name="P4">Su funcionamiento, tras 5 segundos de calibración, <text:s/>era el de un theremin como se puede observar en el video y la fotografía adjunta.</text:p>
      <text:p text:style-name="P4"/>
      <text:p text:style-name="P4">El código era el siguiente:</text:p>
      <text:p text:style-name="P4"/>
      <text:p text:style-name="P4">//www.elegoo.com</text:p>
      <text:p text:style-name="P4">//2016.12.9</text:p>
      <text:p text:style-name="P4"/>
      <text:p text:style-name="P4">int lightPin = 0;</text:p>
      <text:p text:style-name="P4">int latchPin = 11;</text:p>
      <text:p text:style-name="P4">int clockPin = 9;</text:p>
      <text:p text:style-name="P4">int dataPin = 12;</text:p>
      <text:p text:style-name="P4"/>
      <text:p text:style-name="P4">int leds = 0;</text:p>
      <text:p text:style-name="P4"/>
      <text:p text:style-name="P4">void setup() </text:p>
      <text:p text:style-name="P4">{</text:p>
      <text:p text:style-name="P4"><text:s text:c="2"/>pinMode(latchPin, OUTPUT);</text:p>
      <text:p text:style-name="P4"><text:s text:c="2"/>pinMode(dataPin, OUTPUT); <text:s/></text:p>
      <text:p text:style-name="P4"><text:s text:c="2"/>pinMode(clockPin, OUTPUT);</text:p>
      <text:p text:style-name="P4">}</text:p>
      <text:p text:style-name="P4">void updateShiftRegister()</text:p>
      <text:p text:style-name="P4">{</text:p>
      <text:p text:style-name="P4"><text:s text:c="3"/>digitalWrite(latchPin, LOW);</text:p>
      <text:p text:style-name="P4"><text:s text:c="3"/>shiftOut(dataPin, clockPin, LSBFIRST, leds);</text:p>
      <text:p text:style-name="P4"><text:s text:c="3"/>digitalWrite(latchPin, HIGH);</text:p>
      <text:p text:style-name="P4">}</text:p>
      <text:p text:style-name="P4">void loop() </text:p>
      <text:p text:style-name="P4">{</text:p>
      <text:p text:style-name="P4"><text:s text:c="2"/>int reading <text:s/>= analogRead(lightPin);</text:p>
      <text:p text:style-name="P4"><text:s text:c="2"/>int numLEDSLit = reading / 57; <text:s/>//1023 / 9 / 2</text:p>
      <text:p text:style-name="P4"><text:s text:c="2"/>if (numLEDSLit &gt; 8) numLEDSLit = 8;</text:p>
      <text:p text:style-name="P4"><text:s text:c="2"/>leds = 0; <text:s text:c="2"/>// no LEDs lit to start</text:p>
      <text:p text:style-name="P4"><text:s text:c="2"/>for (int i = 0; i &lt; numLEDSLit; i++)</text:p>
      <text:p text:style-name="P4"><text:s text:c="2"/>{</text:p>
      <text:p text:style-name="P4"><text:s text:c="4"/>leds = leds + (1 &lt;&lt; i); <text:s/>// sets the i'th bit</text:p>
      <text:p text:style-name="P4"><text:s text:c="2"/>}</text:p>
      <text:p text:style-name="P4"><text:soft-page-break/><text:s text:c="2"/>updateShiftRegister();</text:p>
      <text:p text:style-name="P4">}</text:p>
      <text:p text:style-name="P4"/>
      <text:p text:style-name="P6">3. LIBRE ELECCIÓN</text:p>
      <text:p text:style-name="P6"/>
      <text:p text:style-name="P6">En la última parte de la práctica se nos permitió elegir algún circuito del guión para que lo montáramos. En mi caso elegí dos:</text:p>
      <text:p text:style-name="P6"/>
      <text:p text:style-name="P6">3.1 SERVO</text:p>
      <text:p text:style-name="P6"/>
      <text:p text:style-name="P6">Este circuito constaba de la placa, tres cables, y el servo. </text:p>
      <text:p text:style-name="P6"/>
      <text:p text:style-name="P6">En cuanto al montaje resulto muy simple puesto que unicamente había que conectar tres cables macho-macho al servo en las posiciones que indicaba el pdf del pack y usar el siguiente código:</text:p>
      <text:p text:style-name="P6"/>
      <text:p text:style-name="P6">//www.elegoo.com</text:p>
      <text:p text:style-name="P6">//2016.12.08</text:p>
      <text:p text:style-name="P6">#include &lt;Servo.h&gt;</text:p>
      <text:p text:style-name="P6"/>
      <text:p text:style-name="P6">Servo myservo; <text:s/>// create servo object to control a servo</text:p>
      <text:p text:style-name="P6">// twelve servo objects can be created on most boards</text:p>
      <text:p text:style-name="P6"/>
      <text:p text:style-name="P6">int pos = 0; <text:s text:c="3"/>// variable to store the servo position</text:p>
      <text:p text:style-name="P6"/>
      <text:p text:style-name="P6">void setup() {</text:p>
      <text:p text:style-name="P6"><text:s text:c="2"/>myservo.attach(9); <text:s/>// attaches the servo on pin 9 to the servo object</text:p>
      <text:p text:style-name="P6">}</text:p>
      <text:p text:style-name="P6"/>
      <text:p text:style-name="P6">void loop() {</text:p>
      <text:p text:style-name="P6"><text:s text:c="2"/>for (pos = 0; pos &lt;= 180; pos += 1) { // goes from 0 degrees to 180 degrees</text:p>
      <text:p text:style-name="P6"><text:s text:c="4"/>// in steps of 1 degree</text:p>
      <text:p text:style-name="P6"><text:s text:c="4"/>myservo.write(pos); <text:s text:c="13"/>// tell servo to go to position in variable 'pos'</text:p>
      <text:p text:style-name="P6"><text:s text:c="4"/>delay(15); <text:s text:c="22"/>// waits 15ms for the servo to reach the position</text:p>
      <text:p text:style-name="P6"><text:s text:c="2"/>}</text:p>
      <text:p text:style-name="P6"><text:s text:c="2"/>for (pos = 180; pos &gt;= 0; pos -= 1) { // goes from 180 degrees to 0 degrees</text:p>
      <text:p text:style-name="P6"><text:s text:c="4"/>myservo.write(pos); <text:s text:c="13"/>// tell servo to go to position in variable 'pos'</text:p>
      <text:p text:style-name="P6"><text:s text:c="4"/>delay(15); <text:s text:c="22"/>// waits 15ms for the servo to reach the position</text:p>
      <text:p text:style-name="P6"><text:s text:c="2"/>}</text:p>
      <text:p text:style-name="P6">}</text:p>
      <text:p text:style-name="P6"/>
      <text:p text:style-name="P6">3.2 MAX7219 LED Dot Matrix Module</text:p>
      <text:p text:style-name="P6"/>
      <text:p text:style-name="P7">Este circuito consta de 5 cables macho-hembra, el módulo LED y la placa. Este montaje también resultó simple pues unicamente había que conectar los cables <text:soft-page-break/>macho-hembra a las conexiones de la placa que indica el guión y utilizar el siguiente código :</text:p>
      <text:p text:style-name="P7"/>
      <text:p text:style-name="P7">//www.elegoo.com</text:p>
      <text:p text:style-name="P7">//2016.12.9</text:p>
      <text:p text:style-name="P7"/>
      <text:p text:style-name="P7">//We always have to include the library</text:p>
      <text:p text:style-name="P7">#include "LedControl.h"</text:p>
      <text:p text:style-name="P7"/>
      <text:p text:style-name="P7">/*</text:p>
      <text:p text:style-name="P7"><text:s/>Now we need a LedControl to work with.</text:p>
      <text:p text:style-name="P7"><text:s/>***** These pin numbers will probably not work with your hardware *****</text:p>
      <text:p text:style-name="P7"><text:s/>pin 12 is connected to the DataIn </text:p>
      <text:p text:style-name="P7"><text:s/>pin 11 is connected to LOAD(CS)</text:p>
      <text:p text:style-name="P7"><text:s/>pin 10 is connected to the CLK </text:p>
      <text:p text:style-name="P7"><text:s/>We have only a single MAX72XX.</text:p>
      <text:p text:style-name="P7"><text:s/>*/</text:p>
      <text:p text:style-name="P7">LedControl lc=LedControl(12,10,11,1);</text:p>
      <text:p text:style-name="P7"/>
      <text:p text:style-name="P7">/* we always wait a bit between updates of the display */</text:p>
      <text:p text:style-name="P7">unsigned long delaytime1=500;</text:p>
      <text:p text:style-name="P7">unsigned long delaytime2=50;</text:p>
      <text:p text:style-name="P7">void setup() {</text:p>
      <text:p text:style-name="P7"><text:s text:c="2"/>/*</text:p>
      <text:p text:style-name="P7"><text:s text:c="3"/>The MAX72XX is in power-saving mode on startup,</text:p>
      <text:p text:style-name="P7"><text:s text:c="3"/>we have to do a wakeup call</text:p>
      <text:p text:style-name="P7"><text:s text:c="3"/>*/</text:p>
      <text:p text:style-name="P7"><text:s text:c="2"/>lc.shutdown(0,false);</text:p>
      <text:p text:style-name="P7"><text:s text:c="2"/>/* Set the brightness to a medium values */</text:p>
      <text:p text:style-name="P7"><text:s text:c="2"/>lc.setIntensity(0,8);</text:p>
      <text:p text:style-name="P7"><text:s text:c="2"/>/* and clear the display */</text:p>
      <text:p text:style-name="P7"><text:s text:c="2"/>lc.clearDisplay(0);</text:p>
      <text:p text:style-name="P7">}</text:p>
      <text:p text:style-name="P7"/>
      <text:p text:style-name="P7">/*</text:p>
      <text:p text:style-name="P7"><text:s/>This method will display the characters for the</text:p>
      <text:p text:style-name="P7"><text:s/>word "Arduino" one after the other on the matrix. </text:p>
      <text:p text:style-name="P7"><text:s/>(you need at least 5x7 leds to see the whole chars)</text:p>
      <text:p text:style-name="P7"><text:s/>*/</text:p>
      <text:p text:style-name="P7">void writeArduinoOnMatrix() {</text:p>
      <text:p text:style-name="P7"><text:s text:c="2"/>/* here is the data for the characters */</text:p>
      <text:p text:style-name="P7"><text:s text:c="2"/>byte a[5]={B01111110,B10001000,B10001000,B10001000,B01111110};</text:p>
      <text:p text:style-name="P7"><text:s text:c="2"/>byte r[5]={B00010000,B00100000,B00100000,B00010000,B00111110};</text:p>
      <text:p text:style-name="P7"><text:s text:c="2"/>byte d[5]={B11111110,B00010010,B00100010,B00100010,B00011100};</text:p>
      <text:p text:style-name="P7"><text:s text:c="2"/>byte u[5]={B00111110,B00000100,B00000010,B00000010,B00111100};</text:p>
      <text:p text:style-name="P7"><text:soft-page-break/><text:s text:c="2"/>byte i[5]={B00000000,B00000010,B10111110,B00100010,B00000000};</text:p>
      <text:p text:style-name="P7"><text:s text:c="2"/>byte n[5]={B00011110,B00100000,B00100000,B00010000,B00111110};</text:p>
      <text:p text:style-name="P7"><text:s text:c="2"/>byte o[5]={B00011100,B00100010,B00100010,B00100010,B00011100};</text:p>
      <text:p text:style-name="P7"/>
      <text:p text:style-name="P7"><text:s text:c="2"/>/* now display them one by one with a small delay */</text:p>
      <text:p text:style-name="P7"><text:s text:c="2"/>lc.setRow(0,0,a[0]);</text:p>
      <text:p text:style-name="P7"><text:s text:c="2"/>lc.setRow(0,1,a[1]);</text:p>
      <text:p text:style-name="P7"><text:s text:c="2"/>lc.setRow(0,2,a[2]);</text:p>
      <text:p text:style-name="P7"><text:s text:c="2"/>lc.setRow(0,3,a[3]);</text:p>
      <text:p text:style-name="P7"><text:s text:c="2"/>lc.setRow(0,4,a[4]);</text:p>
      <text:p text:style-name="P7"><text:s text:c="2"/>delay(delaytime1);</text:p>
      <text:p text:style-name="P7"><text:s text:c="2"/>lc.setRow(0,0,r[0]);</text:p>
      <text:p text:style-name="P7"><text:s text:c="2"/>lc.setRow(0,1,r[1]);</text:p>
      <text:p text:style-name="P7"><text:s text:c="2"/>lc.setRow(0,2,r[2]);</text:p>
      <text:p text:style-name="P7"><text:s text:c="2"/>lc.setRow(0,3,r[3]);</text:p>
      <text:p text:style-name="P7"><text:s text:c="2"/>lc.setRow(0,4,r[4]);</text:p>
      <text:p text:style-name="P7"><text:s text:c="2"/>delay(delaytime1);</text:p>
      <text:p text:style-name="P7"><text:s text:c="2"/>lc.setRow(0,0,d[0]);</text:p>
      <text:p text:style-name="P7"><text:s text:c="2"/>lc.setRow(0,1,d[1]);</text:p>
      <text:p text:style-name="P7"><text:s text:c="2"/>lc.setRow(0,2,d[2]);</text:p>
      <text:p text:style-name="P7"><text:s text:c="2"/>lc.setRow(0,3,d[3]);</text:p>
      <text:p text:style-name="P7"><text:s text:c="2"/>lc.setRow(0,4,d[4]);</text:p>
      <text:p text:style-name="P7"><text:s text:c="2"/>delay(delaytime1);</text:p>
      <text:p text:style-name="P7"><text:s text:c="2"/>lc.setRow(0,0,u[0]);</text:p>
      <text:p text:style-name="P7"><text:s text:c="2"/>lc.setRow(0,1,u[1]);</text:p>
      <text:p text:style-name="P7"><text:s text:c="2"/>lc.setRow(0,2,u[2]);</text:p>
      <text:p text:style-name="P7"><text:s text:c="2"/>lc.setRow(0,3,u[3]);</text:p>
      <text:p text:style-name="P7"><text:s text:c="2"/>lc.setRow(0,4,u[4]);</text:p>
      <text:p text:style-name="P7"><text:s text:c="2"/>delay(delaytime1);</text:p>
      <text:p text:style-name="P7"><text:s text:c="2"/>lc.setRow(0,0,i[0]);</text:p>
      <text:p text:style-name="P7"><text:s text:c="2"/>lc.setRow(0,1,i[1]);</text:p>
      <text:p text:style-name="P7"><text:s text:c="2"/>lc.setRow(0,2,i[2]);</text:p>
      <text:p text:style-name="P7"><text:s text:c="2"/>lc.setRow(0,3,i[3]);</text:p>
      <text:p text:style-name="P7"><text:s text:c="2"/>lc.setRow(0,4,i[4]);</text:p>
      <text:p text:style-name="P7"><text:s text:c="2"/>delay(delaytime1);</text:p>
      <text:p text:style-name="P7"><text:s text:c="2"/>lc.setRow(0,0,n[0]);</text:p>
      <text:p text:style-name="P7"><text:s text:c="2"/>lc.setRow(0,1,n[1]);</text:p>
      <text:p text:style-name="P7"><text:s text:c="2"/>lc.setRow(0,2,n[2]);</text:p>
      <text:p text:style-name="P7"><text:s text:c="2"/>lc.setRow(0,3,n[3]);</text:p>
      <text:p text:style-name="P7"><text:s text:c="2"/>lc.setRow(0,4,n[4]);</text:p>
      <text:p text:style-name="P7"><text:s text:c="2"/>delay(delaytime1);</text:p>
      <text:p text:style-name="P7"><text:s text:c="2"/>lc.setRow(0,0,o[0]);</text:p>
      <text:p text:style-name="P7"><text:s text:c="2"/>lc.setRow(0,1,o[1]);</text:p>
      <text:p text:style-name="P7"><text:s text:c="2"/>lc.setRow(0,2,o[2]);</text:p>
      <text:p text:style-name="P7"><text:s text:c="2"/>lc.setRow(0,3,o[3]);</text:p>
      <text:p text:style-name="P7"><text:soft-page-break/><text:s text:c="2"/>lc.setRow(0,4,o[4]);</text:p>
      <text:p text:style-name="P7"><text:s text:c="2"/>delay(delaytime1);</text:p>
      <text:p text:style-name="P7"><text:s text:c="2"/>lc.setRow(0,0,0);</text:p>
      <text:p text:style-name="P7"><text:s text:c="2"/>lc.setRow(0,1,0);</text:p>
      <text:p text:style-name="P7"><text:s text:c="2"/>lc.setRow(0,2,0);</text:p>
      <text:p text:style-name="P7"><text:s text:c="2"/>lc.setRow(0,3,0);</text:p>
      <text:p text:style-name="P7"><text:s text:c="2"/>lc.setRow(0,4,0);</text:p>
      <text:p text:style-name="P7"><text:s text:c="2"/>delay(delaytime1);</text:p>
      <text:p text:style-name="P7">}</text:p>
      <text:p text:style-name="P7"/>
      <text:p text:style-name="P7">/*</text:p>
      <text:p text:style-name="P7"><text:s text:c="2"/>This function lights up a some Leds in a row.</text:p>
      <text:p text:style-name="P7"><text:s/>The pattern will be repeated on every row.</text:p>
      <text:p text:style-name="P7"><text:s/>The pattern will blink along with the row-number.</text:p>
      <text:p text:style-name="P7"><text:s/>row number 4 (index==3) will blink 4 times etc.</text:p>
      <text:p text:style-name="P7"><text:s/>*/</text:p>
      <text:p text:style-name="P7">void rows() {</text:p>
      <text:p text:style-name="P7"><text:s text:c="2"/>for(int row=0;row&lt;8;row++) {</text:p>
      <text:p text:style-name="P7"><text:s text:c="4"/>delay(delaytime2);</text:p>
      <text:p text:style-name="P7"><text:s text:c="4"/>lc.setRow(0,row,B10100000);</text:p>
      <text:p text:style-name="P7"><text:s text:c="4"/>delay(delaytime2);</text:p>
      <text:p text:style-name="P7"><text:s text:c="4"/>lc.setRow(0,row,(byte)0);</text:p>
      <text:p text:style-name="P7"><text:s text:c="4"/>for(int i=0;i&lt;row;i++) {</text:p>
      <text:p text:style-name="P7"><text:s text:c="6"/>delay(delaytime2);</text:p>
      <text:p text:style-name="P7"><text:s text:c="6"/>lc.setRow(0,row,B10100000);</text:p>
      <text:p text:style-name="P7"><text:s text:c="6"/>delay(delaytime2);</text:p>
      <text:p text:style-name="P7"><text:s text:c="6"/>lc.setRow(0,row,(byte)0);</text:p>
      <text:p text:style-name="P7"><text:s text:c="4"/>}</text:p>
      <text:p text:style-name="P7"><text:s text:c="2"/>}</text:p>
      <text:p text:style-name="P7">}</text:p>
      <text:p text:style-name="P7"/>
      <text:p text:style-name="P7">/*</text:p>
      <text:p text:style-name="P7"><text:s text:c="2"/>This function lights up a some Leds in a column.</text:p>
      <text:p text:style-name="P7"><text:s/>The pattern will be repeated on every column.</text:p>
      <text:p text:style-name="P7"><text:s/>The pattern will blink along with the column-number.</text:p>
      <text:p text:style-name="P7"><text:s/>column number 4 (index==3) will blink 4 times etc.</text:p>
      <text:p text:style-name="P7"><text:s/>*/</text:p>
      <text:p text:style-name="P7">void columns() {</text:p>
      <text:p text:style-name="P7"><text:s text:c="2"/>for(int col=0;col&lt;8;col++) {</text:p>
      <text:p text:style-name="P7"><text:s text:c="4"/>delay(delaytime2);</text:p>
      <text:p text:style-name="P7"><text:s text:c="4"/>lc.setColumn(0,col,B10100000);</text:p>
      <text:p text:style-name="P7"><text:s text:c="4"/>delay(delaytime2);</text:p>
      <text:p text:style-name="P7"><text:s text:c="4"/>lc.setColumn(0,col,(byte)0);</text:p>
      <text:p text:style-name="P7"><text:s text:c="4"/>for(int i=0;i&lt;col;i++) {</text:p>
      <text:p text:style-name="P7"><text:s text:c="6"/>delay(delaytime2);</text:p>
      <text:p text:style-name="P7"><text:soft-page-break/><text:s text:c="6"/>lc.setColumn(0,col,B10100000);</text:p>
      <text:p text:style-name="P7"><text:s text:c="6"/>delay(delaytime2);</text:p>
      <text:p text:style-name="P7"><text:s text:c="6"/>lc.setColumn(0,col,(byte)0);</text:p>
      <text:p text:style-name="P7"><text:s text:c="4"/>}</text:p>
      <text:p text:style-name="P7"><text:s text:c="2"/>}</text:p>
      <text:p text:style-name="P7">}</text:p>
      <text:p text:style-name="P7"/>
      <text:p text:style-name="P7">/* </text:p>
      <text:p text:style-name="P7"><text:s/>This function will light up every Led on the matrix.</text:p>
      <text:p text:style-name="P7"><text:s/>The led will blink along with the row-number.</text:p>
      <text:p text:style-name="P7"><text:s/>row number 4 (index==3) will blink 4 times etc.</text:p>
      <text:p text:style-name="P7"><text:s/>*/</text:p>
      <text:p text:style-name="P7">void single() {</text:p>
      <text:p text:style-name="P7"><text:s text:c="2"/>for(int row=0;row&lt;8;row++) {</text:p>
      <text:p text:style-name="P7"><text:s text:c="4"/>for(int col=0;col&lt;8;col++) {</text:p>
      <text:p text:style-name="P7"><text:s text:c="6"/>delay(delaytime2);</text:p>
      <text:p text:style-name="P7"><text:s text:c="6"/>lc.setLed(0,row,col,true);</text:p>
      <text:p text:style-name="P7"><text:s text:c="6"/>delay(delaytime2);</text:p>
      <text:p text:style-name="P7"><text:s text:c="6"/>for(int i=0;i&lt;col;i++) {</text:p>
      <text:p text:style-name="P7"><text:s text:c="8"/>lc.setLed(0,row,col,false);</text:p>
      <text:p text:style-name="P7"><text:s text:c="8"/>delay(delaytime2);</text:p>
      <text:p text:style-name="P7"><text:s text:c="8"/>lc.setLed(0,row,col,true);</text:p>
      <text:p text:style-name="P7"><text:s text:c="8"/>delay(delaytime2);</text:p>
      <text:p text:style-name="P7"><text:s text:c="6"/>}</text:p>
      <text:p text:style-name="P7"><text:s text:c="4"/>}</text:p>
      <text:p text:style-name="P7"><text:s text:c="2"/>}</text:p>
      <text:p text:style-name="P7">}</text:p>
      <text:p text:style-name="P7"/>
      <text:p text:style-name="P7">void loop() { </text:p>
      <text:p text:style-name="P7"><text:s text:c="2"/>writeArduinoOnMatrix();</text:p>
      <text:p text:style-name="P7"><text:s text:c="2"/>rows();</text:p>
      <text:p text:style-name="P7"><text:s text:c="2"/>columns();</text:p>
      <text:p text:style-name="P7"><text:s text:c="2"/>single()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3:42:45.257560503</meta:creation-date>
    <dc:date>2018-12-08T17:38:14.647208029</dc:date>
    <meta:editing-duration>PT23M4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7" meta:paragraph-count="250" meta:word-count="1054" meta:character-count="7902" meta:non-whitespace-character-count="6545"/>
  </office:meta>
</office:document-meta>
</file>